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weight="bold" style:font-weight-asian="bold" style:font-weight-complex="bold"/>
    </style:style>
    <style:style style:name="P2" style:family="paragraph" style:parent-style-name="Standard">
      <style:text-properties fo:color="#000000"/>
    </style:style>
    <style:style style:name="T1" style:family="text">
      <style:text-properties fo:font-variant="normal" fo:text-transform="none" fo:color="#000000" style:text-line-through-style="none" style:font-name="sans-serif" fo:font-size="8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4" style:family="text">
      <style:text-properties fo:font-variant="normal" fo:text-transform="none" fo:color="#000000" style:text-line-through-style="none" style:font-name="Times New Roman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style:font-name="Times New Roman" fo:font-size="8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4ca6cf" style:text-line-through-style="none" style:font-name="sans-serif" fo:font-size="8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4ca6cf" style:text-line-through-style="none" style:font-name="Times New Roman" fo:font-size="8.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4ca6cf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2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eckningar - hur man skapar WP plugin</text:p>
      <text:p text:style-name="Standard"/>
      <text:p text:style-name="Standard">1. väl ett unikt namn, t.ex RamundBooking</text:p>
      <text:p text:style-name="Standard">2. skapa en php-fil med relaterat namn, t.ex ramund-booking.php -alternativt - skapa en mapp (för alla filer som hör till pluginet) med namn enligt ovan, mappen ska läggas i mappen wp-content/plugins</text:p>
      <text:p text:style-name="Standard"><text:span text:style-name="T12">4. pga att inställningarna i wordpress kan krångla så att pluginen i mappen inte hittas måste man använda absoluta url:er. se: </text:span><text:span text:style-name="T6"> </text:span><text:a xlink:type="simple" xlink:href="https://codex.wordpress.org/Function_Reference/plugin_dir_path"><text:span text:style-name="T10">plugin_dir_path()</text:span></text:a><text:span text:style-name="T6">  och </text:span><text:span text:style-name="T7"> </text:span><text:a xlink:type="simple" xlink:href="https://codex.wordpress.org/Function_Reference/plugins_url"><text:span text:style-name="T10">plugins_url()</text:span></text:a><text:span text:style-name="T6">  och </text:span><text:a xlink:type="simple" xlink:href="http://codex.wordpress.org/Determining_Plugin_and_Content_Directories"><text:span text:style-name="T10">http://codex.wordpress.org/Determining_Plugin_and_Content_Directories</text:span></text:a></text:p>
      <text:p text:style-name="Standard"><text:span text:style-name="T3">5. Om pluginet ska finnas tillgängligt hos wordpress måste man lägga till en readme-file där man följer en viss standard. Om detta skulle vara intressant, se:  </text:span><text:a xlink:type="simple" xlink:href="http://wordpress.org/extend/plugins/about/readme.txt"><text:span text:style-name="T10">http://wordpress.org/extend/plugins/about/readme.txt</text:span></text:a><text:span text:style-name="T3">  och  </text:span><text:a xlink:type="simple" xlink:href="http://generatewp.com/plugin-readme/"><text:span text:style-name="T10">plugin 'readme.txt' generator</text:span></text:a></text:p>
      <text:p text:style-name="P2"><text:span text:style-name="T11">6. Rekomenderas att göra en webbsida till pluginet.</text:span></text:p>
      <text:p text:style-name="P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9:13:15</meta:creation-date>
    <dc:date>2014-04-15T19:27:48</dc:date>
    <meta:editing-duration>PT14M33S</meta:editing-duration>
    <meta:editing-cycles>7</meta:editing-cycles>
    <meta:generator>OpenOffice.org/3.4.1$Unix OpenOffice.org_project/341m1$Build-9593</meta:generator>
    <meta:document-statistic meta:table-count="0" meta:image-count="0" meta:object-count="0" meta:page-count="1" meta:paragraph-count="6" meta:word-count="110" meta:character-count="818"/>
  </office:meta>
</office:document-meta>
</file>